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ixa (<text:span text:style-name="T1">codigo_caixa ,</text:span> titulo_caixa, responsaveis, observacao_caixa)</text:p>
      <text:p text:style-name="Standard">livro (<text:span text:style-name="T1">codigo_livro</text:span> , titulo_livro , codigo_caixa , observacao_livro)</text:p>
      <text:p text:style-name="Standard">documento (<text:span text:style-name="T1">codigo_documento</text:span>, titulo_documento , codigo_livro ,presente <text:s/>, observacao_documento)</text:p>
      <text:p text:style-name="Standard"><text:s/></text:p>
      <text:p text:style-name="Standard">caixa_f (<text:span text:style-name="T1">codigo_caixa_f )</text:span></text:p>
      <text:p text:style-name="Standard">livro_f (<text:span text:style-name="T1">codigo_livro_f</text:span> + ano +semestre)</text:p>
      <text:p text:style-name="Standard">documento_f (<text:span text:style-name="T1">codigo_documento_f</text:span>) </text:p>
      <text:p text:style-name="Standard"/>
      <text:p text:style-name="Standard">caixa_ex (<text:span text:style-name="T1">codigo_caixa_ex</text:span> ) </text:p>
      <text:p text:style-name="Standard">livro_ex (<text:span text:style-name="T1">codigo_livro_ex</text:span> )</text:p>
      <text:p text:style-name="Standard">documento_ex (<text:span text:style-name="T1">codigo_documento_ex</text:span> , ano)</text:p>
      <text:p text:style-name="Standard"/>
      <text:p text:style-name="Standard">caixa_ae ( <text:span text:style-name="T1">codigo_caixa_ae </text:span>)</text:p>
      <text:p text:style-name="Standard">livro_ae (<text:span text:style-name="T1">codigo_livro_ae</text:span> , codigo_curso _ano <text:s/>, ano ) </text:p>
      <text:p text:style-name="Standard">documento_ae (<text:span text:style-name="T1">codigo_documento_ae</text:span> , anexo ,data_exame) </text:p>
      <text:p text:style-name="Standard"/>
      <text:p text:style-name="Standard">caixa_cc (<text:span text:style-name="T1">codigo_caixa_cc</text:span> )</text:p>
      <text:p text:style-name="Standard">livro_cc <text:span text:style-name="T2">(</text:span><text:span text:style-name="T1">codigo_livro_cc</text:span><text:span text:style-name="T2">)</text:span></text:p>
      <text:p text:style-name="Standard">documento_cc (<text:span text:style-name="T1">codigo_documento_cc</text:span> + ano + semestre)</text:p>
      <text:p text:style-name="Standard"/>
      <text:p text:style-name="Standard">caixa_fp (<text:span text:style-name="T1">codigo_caixa_fp</text:span> )</text:p>
      <text:p text:style-name="Standard">livro_fp (<text:span text:style-name="T1">codigo_livro_fp </text:span><text:span text:style-name="T2">, ano , tipo_curso)</text:span></text:p>
      <text:p text:style-name="Standard">documento_fp (<text:span text:style-name="T1">codigo_documento_fp</text:span> , status_aluno)</text:p>
      <text:p text:style-name="Standard"><text:s/></text:p>
      <text:p text:style-name="Standard">caixa_mc (<text:span text:style-name="T1">codigo_caixa_mc</text:span>)</text:p>
      <text:p text:style-name="Standard">livro_mc (<text:span text:style-name="T1">codigo_livro_mc</text:span> , ano)</text:p>
      <text:p text:style-name="Standard">documento_mc (<text:span text:style-name="T1">codigo_documento_mc</text:span> , data )</text:p>
      <text:p text:style-name="Standard"/>
      <text:p text:style-name="Standard">caixa_dp (<text:span text:style-name="T1">codigo_caixa_dp</text:span> )</text:p>
      <text:p text:style-name="Standard">livro_dp (<text:span text:style-name="T1">codigo_livro_dp</text:span> , ano )</text:p>
      <text:p text:style-name="Standard">documento_dp (<text:span text:style-name="T1">codigo_documento_dp</text:span> ) </text:p>
      <text:p text:style-name="Standard"/>
      <text:p text:style-name="Standard">caixa_sae (<text:span text:style-name="T1">codigo_caixa_sae </text:span>, ano )</text:p>
      <text:p text:style-name="Standard">livro_sae (<text:span text:style-name="T1">codigo_livro_sae</text:span> <text:s/>)</text:p>
      <text:p text:style-name="Standard">documento_sae (<text:span text:style-name="T1">codigo_documento_sae </text:span>)</text:p>
      <text:p text:style-name="Standard"/>
      <text:p text:style-name="Standard">caixa_a (<text:span text:style-name="T1">codigo_caixa_a</text:span> , tipo_caixa_a)</text:p>
      <text:p text:style-name="Standard">livro_a (<text:span text:style-name="T1">codigo_livro_a</text:span> , ano ,tipo_livro_a)</text:p>
      <text:p text:style-name="Standard">documento_a (<text:span text:style-name="T1">codigo_documento_a</text:span>)</text:p>
      <text:p text:style-name="Standard"><text:s/></text:p>
      <text:p text:style-name="Standard">usuario (<text:span text:style-name="T1">codigo_usuario</text:span> , usuario_login , senha , nome , e_mail ) <text:s/></text:p>
      <text:p text:style-name="Standard"/>
      <text:p text:style-name="Standard">administrador (<text:span text:style-name="T1">codigo_administrador </text:span>)</text:p>
      <text:p text:style-name="Standard">usuario_padrao (<text:span text:style-name="T1">codigo_usuario_padrao)</text:span></text:p>
      <text:p text:style-name="Standard"/>
      <text:p text:style-name="Standard">retirada ( <text:span text:style-name="T1"><text:s/>codigo_retirada </text:span>, codigo_admistrador , data_retirada , data_entrega <text:s/>, motivo , <text:s/>solicitante , nome_retirou , observacao_retirada, status) </text:p>
      <text:p text:style-name="Standard">ret_doc (<text:span text:style-name="T1">codigo_retirada</text:span> , <text:span text:style-name="T1">codigo_documento)</text:span></text:p>
      <text:p text:style-name="Standard"/>
      <text:p text:style-name="Standard">solicitacao ( codigo_solicitacao, <text:span text:style-name="T2">codigo_usuario_padrao</text:span>, status, data, obsevacao_solicitacao <text:s/>, motivo_solicitacao )</text:p>
      <text:p text:style-name="Standard"><text:soft-page-break/>sol_doc ( <text:span text:style-name="T1">codigo_documento</text:span> , <text:span text:style-name="T1">codigo solicitacao</text:span><text:span text:style-name="T2"> 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iência URI</meta:initial-creator>
    <meta:creation-date>2012-08-20T15:35:23</meta:creation-date>
    <dc:date>2012-09-04T15:25:00.62</dc:date>
    <dc:creator>Jonas Mayer None</dc:creator>
    <meta:editing-duration>PT11M39S</meta:editing-duration>
    <meta:editing-cycles>9</meta:editing-cycles>
    <meta:generator>LibreOffice/3.5$Windows_x86 LibreOffice_project/235ab8a-3802056-4a8fed3-2d66ea8-e241b80</meta:generator>
    <meta:document-statistic meta:table-count="0" meta:image-count="0" meta:object-count="0" meta:page-count="2" meta:paragraph-count="40" meta:word-count="182" meta:character-count="1706" meta:non-whitespace-character-count="1542"/>
  </office:meta>
</office:document-meta>
</file>